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24in"/>
    </style:style>
    <style:style style:name="Table1.1" style:family="table-row">
      <style:table-row-properties style:min-row-height="1.2167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7.1208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3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15%" fo:padding="0in" fo:border="none"/>
      <style:text-properties fo:color="#000000" style:font-name="Open Sans" style:font-name-asian="Open Sans1" style:font-name-complex="Open Sans1"/>
    </style:style>
    <style:style style:name="P5" style:family="paragraph" style:parent-style-name="Standard">
      <style:paragraph-properties fo:margin-top="0in" fo:margin-bottom="0in" loext:contextual-spacing="false" fo:line-height="115%" fo:padding="0in" fo:border="none"/>
      <style:text-properties fo:color="#000000" style:font-name="Open Sans" fo:font-weight="bold" style:font-name-asian="Open Sans1" style:font-weight-asian="bold" style:font-name-complex="Open Sans1"/>
    </style:style>
    <style:style style:name="P6" style:family="paragraph" style:parent-style-name="Standard">
      <style:paragraph-properties fo:margin-top="0in" fo:margin-bottom="0in" loext:contextual-spacing="false" fo:line-height="115%" fo:padding="0in" fo:border="none"/>
      <style:text-properties fo:color="#3c78d8" style:font-name="Open Sans" fo:font-weight="bold" style:font-name-asian="Open Sans1" style:font-weight-asian="bold" style:font-name-complex="Open Sans1"/>
    </style:style>
    <style:style style:name="P7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Heading_20_1">
      <style:paragraph-properties fo:padding="0in" fo:border="none"/>
    </style:style>
    <style:style style:name="P10" style:family="paragraph" style:parent-style-name="Heading_20_1">
      <style:paragraph-properties fo:padding="0in" fo:border="none"/>
      <style:text-properties fo:color="#434343" style:font-name="Merriweather" fo:font-weight="normal" style:font-name-asian="Merriweather1" style:font-weight-asian="normal" style:font-name-complex="Merriweather1"/>
    </style:style>
    <style:style style:name="P11" style:family="paragraph" style:parent-style-name="Heading_20_2">
      <style:paragraph-properties fo:padding="0in" fo:border="none"/>
    </style:style>
    <style:style style:name="P12" style:family="paragraph" style:parent-style-name="Heading_20_3">
      <style:paragraph-properties fo:padding="0in" fo:border="none"/>
    </style:style>
    <style:style style:name="P13" style:family="paragraph" style:parent-style-name="Subtitle">
      <style:paragraph-properties fo:line-height="115%" fo:padding="0in" fo:border="none"/>
    </style:style>
    <style:style style:name="P14" style:family="paragraph" style:parent-style-name="Title">
      <style:paragraph-properties fo:line-height="100%" fo:padding="0in" fo:border="none"/>
      <style:text-properties fo:font-size="28pt" style:font-size-asian="28pt" style:font-size-complex="28pt"/>
    </style:style>
    <style:style style:name="P15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16" style:family="paragraph" style:parent-style-name="Standard" style:list-style-name="WWNum1">
      <style:paragraph-properties fo:margin-left="0in" fo:margin-right="0.2083in" fo:margin-top="0.222in" fo:margin-bottom="0in" loext:contextual-spacing="false" fo:line-height="130%" fo:text-indent="0in" style:auto-text-indent="false" fo:padding="0in" fo:border="none"/>
    </style:style>
    <style:style style:name="P17" style:family="paragraph" style:parent-style-name="Standard" style:list-style-name="WWNum1">
      <style:paragraph-properties fo:margin-left="0in" fo:margin-right="0.2083in" fo:margin-top="0in" fo:margin-bottom="0in" loext:contextual-spacing="false" fo:line-height="130%" fo:text-indent="0in" style:auto-text-indent="false" fo:padding="0in" fo:border="none"/>
    </style:style>
    <style:style style:name="T1" style:family="text">
      <style:text-properties fo:color="#000000"/>
    </style:style>
    <style:style style:name="T2" style:family="text">
      <style:text-properties fo:font-weight="normal" style:font-weight-asian="normal"/>
    </style:style>
    <style:style style:name="T3" style:family="text">
      <style:text-properties fo:font-style="italic" fo:font-weight="normal" style:font-style-asian="italic" style:font-weight-asian="normal"/>
    </style:style>
    <style:style style:name="T4" style:family="text">
      <style:text-properties style:font-name="Merriweather" fo:font-size="9pt" style:font-name-asian="Merriweather1" style:font-size-asian="9pt" style:font-name-complex="Merriweather1" style:font-size-complex="9pt"/>
    </style:style>
    <style:style style:name="T5" style:family="text">
      <style:text-properties style:font-name="Merriweather" fo:font-size="9pt" officeooo:rsid="0015a023" style:font-name-asian="Merriweather1" style:font-size-asian="9pt" style:font-name-complex="Merriweather1" style:font-size-complex="9pt"/>
    </style:style>
    <style:style style:name="T6" style:family="text">
      <style:text-properties fo:color="#434343" style:font-name="Merriweather" fo:font-weight="normal" style:font-name-asian="Merriweather1" style:font-weight-asian="normal" style:font-name-complex="Merriweather1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bookmark text:name="_x8fm1uorkbaw"/>Sarath Sasi</text:p>
            <text:p text:style-name="P14"><text:bookmark text:name="_izxtuyc4go5o"/>Godavarthi</text:p>
            <text:p text:style-name="P3"/>
            <text:p text:style-name="P13"><text:bookmark text:name="_1vo1pxtvvwmp"/>The technical complexity of Bio-Sciences, their life sustaining capabilities, coupled with the composite ground of Coding, inspire in me a passion for Biotechnology and its diverse applications.</text:p>
          </table:table-cell>
          <table:table-cell table:style-name="Table1.A1" office:value-type="string">
            <text:p text:style-name="P4">Plot 129 VP Colony</text:p>
            <text:p text:style-name="P4">Poranki</text:p>
            <text:p text:style-name="P4">Vijayawada - 521137</text:p>
            <text:p text:style-name="P4"/>
            <text:p text:style-name="P6">(+91) 9952905591</text:p>
            <text:p text:style-name="P6">sarathsasi.g@gmail.com</text:p>
            <text:p text:style-name="P5"/>
          </table:table-cell>
        </table:table-row>
        <table:table-row table:style-name="Table1.2">
          <table:table-cell table:style-name="Table1.A1" office:value-type="string">
            <text:p text:style-name="P9"><text:bookmark text:name="_y7d3xdxnr44m"/>EDUCATION</text:p>
            <text:p text:style-name="P11"><text:bookmark text:name="_rfgvkg2ifhfd"/>Sathyabama University<text:span text:style-name="T1">, </text:span><text:span text:style-name="T2">Chennai— </text:span><text:span text:style-name="T3">B.E. in Biotechnology </text:span></text:p>
            <text:p text:style-name="P12"><text:bookmark text:name="_n64fgzu3lwuy"/>2015 - 2020, <text:span text:style-name="T4">Secured </text:span><text:span text:style-name="T5">68</text:span><text:span text:style-name="T4">%.</text:span></text:p>
            <text:p text:style-name="P11"><text:bookmark text:name="_wj0puh61kxsr"/>Sri Chaitanya Co-Ed Jr.College<text:span text:style-name="T1">, </text:span><text:span text:style-name="T2">Vijayawada — </text:span><text:span text:style-name="T3">BiPC</text:span></text:p>
            <text:p text:style-name="P12"><text:bookmark text:name="_8hk593fs3sag"/>2012 - 2014, <text:span text:style-name="T4">Secured 81%.</text:span></text:p>
            <text:p text:style-name="P9"><text:bookmark text:name="_yk8luflkpwij"/>AREA OF INTEREST </text:p>
            <text:p text:style-name="P11"><text:bookmark text:name="_6wymnhinx9q5"/>Pharmacovigilance</text:p>
            <text:p text:style-name="P12"><text:bookmark text:name="_7vtcyzeczjot"/>MEDICAL CODING, MEDICAL TRANSCRIPTION</text:p>
            <text:p text:style-name="P2">Personal inclination towards pharmacovigilance led me to take up minor <text:s/>independent theoretical research projects over the years.</text:p>
            <text:p text:style-name="Heading_20_2"><text:bookmark text:name="_4ub5ptr3volz"/>Biotechnology</text:p>
            <text:p text:style-name="Heading_20_3"><text:bookmark text:name="_61c866dopgt8"/>(MEDICAL) BIOTECHNOLOGY</text:p>
            <text:p text:style-name="P2">With a deep interest in Genome Sequencing, I conducted a research project that studied the Ray Fish in my Undergraduate Studies.</text:p>
            <text:p text:style-name="Heading_20_2"><text:bookmark text:name="_z495eyhcbv3l"/>Coding</text:p>
            <text:p text:style-name="Heading_20_3"><text:bookmark text:name="_8o60nxoretrr"/>OPEN SOURCE SOFTWARE, CODING, WEB SCRAPING, WEB DESIGN</text:p>
            <text:p text:style-name="Standard">I wrote an interface communication between Telegram and Amazon Cloud Services to convert image data into text, supported by raspberry pi.</text:p>
            <text:p text:style-name="P9"><text:bookmark text:name="_jhv78pp9wtzd"/>PROJECT</text:p>
            <text:p text:style-name="P11"><text:bookmark text:name="_vm051rmyhoww"/>Genome Sequencing and Analysis of Ray Fish Using Illumina Nextseq500 Platform <text:span text:style-name="T2">— </text:span><text:span text:style-name="T3">Positive Results</text:span></text:p>
            <text:p text:style-name="Heading_20_1"><text:bookmark text:name="_czwxvy90mc78"/><text:soft-page-break/>LANGUAGES <text:s text:c="21"/><text:span text:style-name="T6">English, Telugu, Hindi, Tamil. </text:span></text:p>
            <text:p text:style-name="P2"/>
          </table:table-cell>
          <table:table-cell table:style-name="Table1.A1" office:value-type="string">
            <text:p text:style-name="P9"><text:bookmark text:name="_ca0awj8022e2"/>TECHNICAL SKILLS</text:p>
            <text:list xml:id="list1134321674" text:style-name="WWNum1">
              <text:list-item>
                <text:p text:style-name="P16"><text:span text:style-name="T7">Coding</text:span> : python automation and web design</text:p>
              </text:list-item>
              <text:list-item>
                <text:p text:style-name="P17"><text:span text:style-name="T7">System Administration : </text:span>Open Source Software; Linux</text:p>
              </text:list-item>
              <text:list-item>
                <text:p text:style-name="P17"><text:span text:style-name="T7">Programming Languages </text:span>HTML5, CSS3, Python, JavaScript</text:p>
              </text:list-item>
              <text:list-item>
                <text:p text:style-name="P17"><text:span text:style-name="T7">Audio Video Processing </text:span>AV Editing</text:p>
              </text:list-item>
            </text:list>
            <text:p text:style-name="P9"><text:bookmark text:name="_tuxh7mwdaxox"/>PERSONAL STRENGTHS </text:p>
            <text:p text:style-name="P7"><text:span text:style-name="T7">Logical Deduction </text:span>Mathematical and coding skills, logic and judgement are my strong suit.</text:p>
            <text:p text:style-name="P8"><text:span text:style-name="T7">Accuracy and Precision </text:span>Excellent information input and output skills. All works will be thrice edited. </text:p>
            <text:p text:style-name="P8"><text:span text:style-name="T7">Data Interpretation <text:s text:c="13"/></text:span>Good interpretation skills. Accurate data information reproduction. </text:p>
            <text:p text:style-name="P8"><text:span text:style-name="T7">Communication Skills <text:s text:c="5"/></text:span><text:s/>Adept at business, technical and conversational English. Can be a team member, or lead a team. </text:p>
            <text:p text:style-name="P10"><text:bookmark text:name="_cxxkes25b26"/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10-15T10:48:17.908938094</dc:date>
    <dc:creator>Sasi Sarath</dc:creator>
    <meta:editing-duration>PT26S</meta:editing-duration>
    <meta:editing-cycles>1</meta:editing-cycles>
    <meta:document-statistic meta:table-count="1" meta:image-count="0" meta:object-count="0" meta:page-count="2" meta:paragraph-count="36" meta:word-count="250" meta:character-count="1817" meta:non-whitespace-character-count="1557"/>
  </office:meta>
</office:document-meta>
</file>